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ebcdc" officeooo:paragraph-rsid="000b1847" style:font-weight-asian="normal" style:font-weight-complex="normal"/>
    </style:style>
    <style:style style:name="P2" style:family="paragraph" style:parent-style-name="Standard">
      <style:text-properties fo:font-weight="normal" officeooo:rsid="000e8f31" officeooo:paragraph-rsid="000b1847" style:font-weight-asian="normal" style:font-weight-complex="normal"/>
    </style:style>
    <style:style style:name="P3" style:family="paragraph" style:parent-style-name="Standard">
      <style:text-properties fo:font-weight="normal" officeooo:rsid="000d9070" officeooo:paragraph-rsid="000d9070" style:font-weight-asian="normal" style:font-weight-complex="normal"/>
    </style:style>
    <style:style style:name="P4" style:family="paragraph" style:parent-style-name="Standard">
      <style:text-properties fo:font-weight="normal" officeooo:rsid="000ee509" officeooo:paragraph-rsid="000ee509" style:font-weight-asian="normal" style:font-weight-complex="normal"/>
    </style:style>
    <style:style style:name="P5" style:family="paragraph" style:parent-style-name="Standard">
      <style:text-properties fo:font-weight="bold" officeooo:rsid="000e8f31" officeooo:paragraph-rsid="000b1847" style:font-weight-asian="bold" style:font-weight-complex="bold"/>
    </style:style>
    <style:style style:name="T1" style:family="text">
      <style:text-properties officeooo:rsid="000ee5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emoria Practica Final CSS </text:p>
      <text:p text:style-name="P5"/>
      <text:p text:style-name="P2">Se ha generado un documento HTML donde primero de todo se ha abierto una etiqueta &lt;head&gt; para incorporar otra etiqueta en este caso &lt;link&gt; para enlazar al CSS que se va a utilizar en este caso llamado final.css.</text:p>
      <text:p text:style-name="P2"/>
      <text:p text:style-name="P2">La etiqueta &lt;body&gt; tiene una primera &lt;header&gt; para abrir el cuerpo del documento.</text:p>
      <text:p text:style-name="P2"/>
      <text:p text:style-name="P2">He utilizado atributos class en la lista con la etiqueta &lt;ol&gt; para luego poder posicionarlas a través del css “flotando” a la izquierda y derecha del elemento &lt;nav&gt;.</text:p>
      <text:p text:style-name="P2"/>
      <text:p text:style-name="P1">Tras cerrar el elemento &lt;header&gt; se abre un elemento &lt;article&gt; que va a aglutinar las tres columnas que se nos solicitaban con una etiqueta &lt;section&gt; que lleva un atributo class que permite flotar a la izquierda según se definió en el CSS.</text:p>
      <text:p text:style-name="P1"/>
      <text:p text:style-name="P3">Dentro se han introducido diferentes elementos &lt;nav&gt; para facilitar la diferenciación de los diferentes post y anclas &lt;a&gt; a los enlaces de la columna central. </text:p>
      <text:p text:style-name="P3"/>
      <text:p text:style-name="P3">En el elemento &lt;section&gt; se ha utilizado dos elementos con la etiqueta &lt;aside&gt; para poder diferenciar las columnas central e izquierda gracias a añadirles tambien un atributo &lt;class&gt; para flotarlos a izquierda y derecha.</text:p>
      <text:p text:style-name="P3"/>
      <text:p text:style-name="P3">Dentro del elemento aside con atributo class=”right” se han incluido anclas con enlaces a paginas webs.</text:p>
      <text:p text:style-name="P3"/>
      <text:p text:style-name="P3">Finalmente se ha cerrado el elemento &lt;body&gt; con un elemento &lt;footer&gt; que incluye otro &lt;p&gt; con atributo class=”AVISO” con caracteristicas definidas en el CSS de nuevo.</text:p>
      <text:p text:style-name="P3"/>
      <text:p text:style-name="P3">Dentro de este documento final.css se han definido <text:span text:style-name="T1">selectores simples como html o body, con sus reglas correspondientes, o como se ha mencionado también hay selectores de clase como nav lo li.left por ejemplo.</text:span></text:p>
      <text:p text:style-name="P3"/>
      <text:p text:style-name="P4">También se han utilizado reglas de parentescos como header p o body, aside, section, footer, img.</text:p>
      <text:p text:style-name="P4"/>
      <text:p text:style-name="P4">Se tiene propiedades heredadas entre elementos con inherit y layouts como float.</text:p>
      <text:p text:style-name="P4"/>
      <text:p text:style-name="P4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7T11:01:55.029047089</meta:creation-date>
    <dc:date>2019-07-27T11:22:14.716343090</dc:date>
    <meta:editing-duration>PT9M4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288" meta:character-count="1757" meta:non-whitespace-character-count="1479"/>
  </office:meta>
</office:document-meta>
</file>